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300.testFullJ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ssue1300.testEmptyJ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ity.City( @ JSONField ( name = "code" ) int code , @ JSONField ( name = "name" ) String name , @ JSONField ( name = "pinyin" ) String piny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